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family-generic="roman" style:font-pitch="variable"/>
    <style:font-face style:name="Lora" svg:font-family="Lora"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Nunito1" svg:font-family="Nunito" style:font-family-generic="system" style:font-pitch="variable"/>
  </office:font-face-decls>
  <office:automatic-styles>
    <style:style style:name="P1" style:family="paragraph" style:parent-style-name="Standard" style:list-style-name="WWNum1">
      <style:paragraph-properties fo:margin-left="1in" fo:margin-right="0in" fo:text-indent="-0.25in" style:auto-text-indent="false"/>
    </style:style>
    <style:style style:name="P2" style:family="paragraph" style:parent-style-name="Standard" style:list-style-name="WWNum1">
      <style:paragraph-properties fo:margin-left="1.5in" fo:margin-right="0in" fo:text-indent="-0.25in" style:auto-text-indent="false"/>
    </style:style>
    <style:style style:name="P3" style:family="paragraph" style:parent-style-name="Heading_20_1">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style>
    <style:style style:name="P5"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rw8hllne57xr"/>WasGo Lifecycle Proposal</text:p>
      <text:p text:style-name="Heading_20_1"><text:bookmark text:name="_layroyciuwj"/>Abstract</text:p>
      <text:p text:style-name="Standard">This document defines how web assembly code is handled by the godot engine. The approach outlined here is based on mozilla’s JS implementation: <text:a xlink:type="simple" xlink:href="https://developer.mozilla.org/en-US/docs/Web/JavaScript/Reference/Global_Objects/WebAssembly" text:style-name="ListLabel_20_10" text:visited-style-name="ListLabel_20_10"><text:span text:style-name="T1">https://developer.mozilla.org/en-US/docs/Web/JavaScript/Reference/Global_Objects/WebAssembly</text:span></text:a> </text:p>
      <text:p text:style-name="Heading_20_1"><text:bookmark text:name="_gwqso7g2l5pe"/>Classes</text:p>
      <text:p text:style-name="Standard">We will need to define a WasGo class that holds the Wasm instance, it’s associated function table. The mozilla implementation also requires a special memory buffer to hold all the stack and heap data that the wasm code requires, but the wasm runtime we’re using handles memory for us. Reference line 116 where they instantiate a wasm module by passing in the wasm code, and the max size of the stack, heap, and error buffers: <text:a xlink:type="simple" xlink:href="https://github.com/bytecodealliance/wasm-micro-runtime/blob/main/samples/basic/src/main.c" text:style-name="ListLabel_20_10" text:visited-style-name="ListLabel_20_10"><text:span text:style-name="T1">https://github.com/bytecodealliance/wasm-micro-runtime/blob/main/samples/basic/src/main.c</text:span></text:a> </text:p>
      <text:p text:style-name="Standard">The function table is a lookup table that connects wasm functions to their godot counterparts. An example of a table can be seen starting at line 61 in the basic example for the wasm runtime we’re using: <text:a xlink:type="simple" xlink:href="https://github.com/bytecodealliance/wasm-micro-runtime/blob/main/samples/basic/src/main.c" text:style-name="ListLabel_20_10" text:visited-style-name="ListLabel_20_10"><text:span text:style-name="T1">https://github.com/bytecodealliance/wasm-micro-runtime/blob/main/samples/basic/src/main.c</text:span></text:a> </text:p>
      <text:p text:style-name="Standard">The function table will be defined by the game settings within Godot. If a user decides they want to expose every function, then we will populate the table with as many Godot functions as we can. By default we should only expose a whitelist of functions that excludes networking, folder and file manipulation, and other dangerous parts of the godot engine.</text:p>
      <text:p text:style-name="Heading_20_1"><text:bookmark text:name="_ioegawjrc9j1"/>Lifecycle</text:p>
      <text:p text:style-name="Standard">The Official WebAssembly Github defines a WebAssembly C and C++ API that is meant to be VM agnostic. We should follow their lifecycle. It’s best exemplified by their hello world example: <text:a xlink:type="simple" xlink:href="https://github.com/WebAssembly/wasm-c-api/blob/master/example/hello.c" text:style-name="ListLabel_20_10" text:visited-style-name="ListLabel_20_10"><text:span text:style-name="T1">wasm-c-api/hello.c at master · WebAssembly/wasm-c-api</text:span></text:a> </text:p>
      <text:p text:style-name="Standard">Basically the steps are:</text:p>
      <text:list xml:id="list2246792801" text:style-name="WWNum1">
        <text:list-item>
          <text:p text:style-name="P1">Start Up the Wasm Engine.</text:p>
          <text:list>
            <text:list-item>
              <text:p text:style-name="P2">We plan for the engine to be a Godot singleton, meaning only one copy of the engine will be running at any time and all wasm code gets passed through it.</text:p>
            </text:list-item>
          </text:list>
        </text:list-item>
        <text:list-item>
          <text:p text:style-name="P1">Load Binary</text:p>
          <text:list>
            <text:list-item>
              <text:p text:style-name="P2">We’ll use the built-in Godot tools to ready the entire wasm module we’re planning on running into a memory buffer. There’s nothing special about the memory buffer, it’s literally just an array of bytes.</text:p>
            </text:list-item>
          </text:list>
        </text:list-item>
        <text:list-item>
          <text:p text:style-name="P1">Compile</text:p>
          <text:list>
            <text:list-item>
              <text:p text:style-name="P2">Technically we can skip this part if we want to run the runtime as an interpreter because the runtime we’re using supports that.</text:p>
            </text:list-item>
          </text:list>
        </text:list-item>
        <text:list-item>
          <text:p text:style-name="P1">Connect External Functions</text:p>
          <text:list>
            <text:list-item>
              <text:p text:style-name="P2">We define the function table an link up the appropriate callbacks</text:p>
            </text:list-item>
            <text:list-item>
              <text:p text:style-name="P2">If the wasm code is trying to call a function that we are not exposing we instead connect it to an error callback so we can handle it later or at least let the user know.</text:p>
            </text:list-item>
          </text:list>
        </text:list-item>
        <text:list-item>
          <text:p text:style-name="P1">Instantiate</text:p>
          <text:list>
            <text:list-item>
              <text:p text:style-name="P2">Finally we instantiate the compiled wasm code with the function table, so that it’s ready to run.</text:p>
            </text:list-item>
          </text:list>
        </text:list-item>
        <text:list-item>
          <text:p text:style-name="P1">Extract the Main Function</text:p>
          <text:list>
            <text:list-item>
              <text:p text:style-name="P2">We need to find the main function of the wasm code. We expect that it’ll be called main and it will accept arguments like any old main function.</text:p>
            </text:list-item>
          </text:list>
        </text:list-item>
        <text:list-item>
          <text:p text:style-name="P1">Call the Main Function</text:p>
          <text:list>
            <text:list-item>
              <text:p text:style-name="P2">Call the main function in a new thread so that if an error callback is ever triggered we can kill that thread and report the error</text:p>
            </text:list-item>
          </text:list>
        </text:list-item>
        <text:list-item>
          <text:p text:style-name="P1"><text:soft-page-break/>Shut Down &amp; Cleanup</text:p>
        </text:list-item>
      </text:list>
      <text:p text:style-name="P3"><text:bookmark text:name="_pz2y7e57ryck"/>Safety Settings</text:p>
      <text:p text:style-name="Standard">Because we connect external functions at runtime in step 4 we can change how much power we give to each program. We plan to allow for 3 levels of power.</text:p>
      <text:p text:style-name="Heading_20_3"><text:bookmark text:name="_kkktdd3zarxs"/>Level 1</text:p>
      <text:p text:style-name="Standard">Completely Safe.</text:p>
      <text:p text:style-name="Standard">We whitelist only functions that we know cannot be abused for any malicious purposes. Functions relating to things such as file io and sending and receiving network data will throw errors in any program that runs them.</text:p>
      <text:p text:style-name="P4"><text:bookmark text:name="_lzjl6sxjxqxz"/>Level 2</text:p>
      <text:p text:style-name="Standard">Safe but with Wrappers.</text:p>
      <text:p text:style-name="Standard">The same core Godot functions that are whitelisted in Level 1 are also available here in Level 2, but a custom set of classes and functions will be added that will act as wrappers that expose more dangerous functions in a safe way. For example, one could make a wrapper for writing a file to disk that forces a confirmation dialog, or a wrapper for networking that only allows sending and receiving data from a whitelist of urls.</text:p>
      <text:p text:style-name="Heading_20_3"><text:bookmark text:name="_r7ewn7fbxswk"/>Level 3</text:p>
      <text:p text:style-name="Standard">Completely Unsafe.</text:p>
      <text:p text:style-name="Standard">Here we expose every function possible including the custom classes and wrappers found in Level 2.</text:p>
      <text:p text:style-name="Heading_20_2"><text:bookmark text:name="_ynur5gz1w7am"/>Inclusion Order</text:p>
      <text:p text:style-name="Standard">The functions in Level 1 are a subset of the functions exposed in Level 2 and the functions exposed in Level 2 are a subset of the functions exposed in Level 3. The wrappers and custom classes in levels 2 and 3 will not overwrite an existing function. This is done so that any function found in multiple levels will behave the same regardless of which Level is being exposed. We want to ensure that a program that works on a lower level never breaks on a higher 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tyle:font-family-generic="roman" style:font-pitch="variable"/>
    <style:font-face style:name="Lora" svg:font-family="Lora"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unito" fo:font-size="12pt" fo:language="en" fo:country="none" style:letter-kerning="false" style:font-name-asian="Nunito1" style:font-size-asian="12pt" style:language-asian="zh" style:country-asian="CN" style:font-name-complex="Nuni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unito" fo:font-size="12pt" fo:language="en" fo:country="none" style:letter-kerning="false" style:font-name-asian="Nunito1" style:font-size-asian="12pt" style:language-asian="zh" style:country-asian="CN" style:font-name-complex="Nuni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keep-together="always" fo:text-indent="0in" style:auto-text-indent="false" fo:keep-with-next="always"/>
      <style:text-properties style:font-name="Comfortaa" fo:font-family="Comfortaa" style:font-family-generic="roman" style:font-pitch="variable" fo:font-size="20pt" style:font-name-asian="Comfortaa1" style:font-family-asian="Comfortaa" style:font-family-generic-asian="system" style:font-pitch-asian="variable" style:font-size-asian="20pt" style:font-name-complex="Comfortaa1" style:font-family-complex="Comforta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style:font-name="Comfortaa" fo:font-family="Comfortaa" style:font-family-generic="roman" style:font-pitch="variable" fo:font-size="16pt" style:font-name-asian="Comfortaa1" style:font-family-asian="Comfortaa" style:font-family-generic-asian="system" style:font-pitch-asian="variable" style:font-size-asian="16pt" style:font-name-complex="Comfortaa1" style:font-family-complex="Comforta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keep-together="always" fo:text-indent="0in" style:auto-text-indent="false" fo:keep-with-next="always"/>
      <style:text-properties style:font-name="Comfortaa" fo:font-family="Comfortaa" style:font-family-generic="roman" style:font-pitch="variable" fo:font-size="14pt" style:font-name-asian="Comfortaa1" style:font-family-asian="Comfortaa" style:font-family-generic-asian="system" style:font-pitch-asian="variable" style:font-size-asian="14pt" style:font-name-complex="Comfortaa1" style:font-family-complex="Comforta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center" style:justify-single-word="false" fo:keep-together="always" fo:text-indent="0in" style:auto-text-indent="false" fo:keep-with-next="always"/>
      <style:text-properties style:font-name="Lora" fo:font-family="Lora" style:font-family-generic="roman" style:font-pitch="variable" fo:font-size="26pt" style:font-name-asian="Lora1" style:font-family-asian="Lora" style:font-family-generic-asian="system" style:font-pitch-asian="variable" style:font-size-asian="26pt" style:font-name-complex="Lora1" style:font-family-complex="Lor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center" style:justify-single-word="false" fo:keep-together="always" fo:text-indent="0in" style:auto-text-indent="false" fo:keep-with-next="always"/>
      <style:text-properties style:font-name="Lora" fo:font-family="Lora" style:font-family-generic="roman" style:font-pitch="variable" fo:font-size="15pt" style:font-name-asian="Lora1" style:font-family-asian="Lora" style:font-family-generic-asian="system" style:font-pitch-asian="variable" style:font-size-asian="15pt" style:font-name-complex="Lora1" style:font-family-complex="Lora"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MMMaellon Pushknat Rammalyala Luftccc iFire Lyuma Sarac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0" meta:word-count="766" meta:character-count="4513" meta:non-whitespace-character-count="3799"/>
    <meta:generator>LibreOfficeDev/6.0.5.2$Linux_X86_64 LibreOffice_project/</meta:generator>
  </office:meta>
</office:document-meta>
</file>